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04cm" style:rel-column-width="3744*"/>
    </style:style>
    <style:style style:name="Tabla1.B" style:family="table-column">
      <style:table-column-properties style:column-width="10.396cm" style:rel-column-width="589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73cm"/>
    </style:style>
    <style:style style:name="P1" style:family="paragraph" style:parent-style-name="Table_20_Contents">
      <style:paragraph-properties fo:text-align="justify" style:justify-single-word="false"/>
      <style:text-properties style:font-name="Consolas" officeooo:rsid="0007e534" officeooo:paragraph-rsid="0007e534"/>
    </style:style>
    <style:style style:name="P2" style:family="paragraph" style:parent-style-name="Table_20_Contents">
      <style:paragraph-properties fo:text-align="justify" style:justify-single-word="false"/>
      <style:text-properties style:font-name="Consolas"/>
    </style:style>
    <style:style style:name="P3" style:family="paragraph" style:parent-style-name="Table_20_Contents">
      <style:paragraph-properties fo:text-align="justify" style:justify-single-word="false"/>
      <style:text-properties style:font-name="Consolas" officeooo:rsid="0008e072" officeooo:paragraph-rsid="0008e072"/>
    </style:style>
    <style:style style:name="P4" style:family="paragraph" style:parent-style-name="Table_20_Contents">
      <style:paragraph-properties fo:text-align="justify" style:justify-single-word="false"/>
      <style:text-properties style:font-name="Consolas" officeooo:rsid="000aacbf" officeooo:paragraph-rsid="000aacbf"/>
    </style:style>
    <style:style style:name="P5" style:family="paragraph" style:parent-style-name="Table_20_Contents">
      <style:paragraph-properties fo:text-align="justify" style:justify-single-word="false"/>
      <style:text-properties style:font-name="Consolas" officeooo:rsid="000aae03" officeooo:paragraph-rsid="000aae03"/>
    </style:style>
    <style:style style:name="P6" style:family="paragraph" style:parent-style-name="Text_20_body">
      <style:paragraph-properties fo:text-align="justify" style:justify-single-word="false"/>
      <style:text-properties style:font-name="Consolas" officeooo:rsid="0007e534" officeooo:paragraph-rsid="0007e534"/>
    </style:style>
    <style:style style:name="P7" style:family="paragraph" style:parent-style-name="Text_20_body">
      <style:paragraph-properties fo:text-align="justify" style:justify-single-word="false"/>
      <style:text-properties style:font-name="Consolas" officeooo:rsid="0008e072" officeooo:paragraph-rsid="0008e072"/>
    </style:style>
    <style:style style:name="P8" style:family="paragraph" style:parent-style-name="Text_20_body">
      <style:paragraph-properties fo:text-align="justify" style:justify-single-word="false"/>
      <style:text-properties style:font-name="Consolas" officeooo:rsid="000ab195" officeooo:paragraph-rsid="000ab195"/>
    </style:style>
    <style:style style:name="P9" style:family="paragraph" style:parent-style-name="Text_20_body">
      <style:paragraph-properties fo:text-align="justify" style:justify-single-word="false"/>
      <style:text-properties style:font-name="Consolas" officeooo:rsid="000c59e9" officeooo:paragraph-rsid="000c59e9"/>
    </style:style>
    <style:style style:name="P10" style:family="paragraph" style:parent-style-name="Text_20_body">
      <style:paragraph-properties fo:text-align="justify" style:justify-single-word="false"/>
      <style:text-properties style:font-name="Consolas" officeooo:rsid="0007e534" officeooo:paragraph-rsid="0007e534"/>
    </style:style>
    <style:style style:name="P11" style:family="paragraph" style:parent-style-name="Text_20_body">
      <style:paragraph-properties fo:text-align="justify" style:justify-single-word="false"/>
      <style:text-properties style:font-name="Consolas" officeooo:rsid="0011199e" officeooo:paragraph-rsid="0011199e"/>
    </style:style>
    <style:style style:name="P12" style:family="paragraph" style:parent-style-name="Text_20_body">
      <style:paragraph-properties fo:text-align="justify" style:justify-single-word="false"/>
      <style:text-properties style:font-name="Consolas" officeooo:rsid="001138d8" officeooo:paragraph-rsid="001138d8"/>
    </style:style>
    <style:style style:name="T1" style:family="text">
      <style:text-properties officeooo:rsid="0007e534"/>
    </style:style>
    <style:style style:name="T2" style:family="text">
      <style:text-properties officeooo:rsid="0008e072"/>
    </style:style>
    <style:style style:name="T3" style:family="text">
      <style:text-properties officeooo:rsid="000aae03"/>
    </style:style>
    <style:style style:name="T4" style:family="text">
      <style:text-properties officeooo:rsid="000ab195"/>
    </style:style>
    <style:style style:name="T5" style:family="text">
      <style:text-properties officeooo:rsid="000dd79e"/>
    </style:style>
    <style:style style:name="T6" style:family="text">
      <style:text-properties officeooo:rsid="000f57ba"/>
    </style:style>
    <style:style style:name="T7" style:family="text">
      <style:text-properties officeooo:rsid="00134312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Consulta los apuntes y busca información en Internet y realiza un resumen con tus propias palabras de los los tipos de nodos DOM, en especial de los 1, 2, 3 y 9.</text:p>
      <text:p text:style-name="P7">Node.ELEMENT_NODE = 1;</text:p>
      <text:p text:style-name="P11">Cada una de las clases del arbol DOM.</text:p>
      <text:p text:style-name="P7">Node.ATTRIBUTE_NODE = 2;</text:p>
      <text:p text:style-name="P12">Para dar diferentes opciones de estilo para un elemento del DOM.</text:p>
      <text:p text:style-name="P7">Node.TEXT_NODE = 3;</text:p>
      <text:p text:style-name="P8">Representa el contenido textual de ELEMENT o ATTRIBUTE.</text:p>
      <text:p text:style-name="P7">Node.DOCU<text:span text:style-name="T4">M</text:span>ENT_NODE = 9;</text:p>
      <text:p text:style-name="P9">El elemento HTML &lt;html&gt; representa la raíz (elemento de nivel superior) de un documento HTML, por lo que también se denomina elemento raíz. Todos los demás elementos deber descender de este elemento.</text:p>
      <text:p text:style-name="P6">2. Rellena la siguiente tabl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Quiero acceder…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… <text:span text:style-name="T1">a un elemento cuya id es boton1</text:span></text:p>
          </table:table-cell>
          <table:table-cell table:style-name="Tabla1.B2" office:value-type="string">
            <text:p text:style-name="P1">Document.getElementById(“boton1”);</text:p>
          </table:table-cell>
        </table:table-row>
        <table:table-row>
          <table:table-cell table:style-name="Tabla1.A2" office:value-type="string">
            <text:p text:style-name="P2">… <text:span text:style-name="T1">a todos los párrafos de mi página</text:span></text:p>
          </table:table-cell>
          <table:table-cell table:style-name="Tabla1.B2" office:value-type="string">
            <text:p text:style-name="P1">Document.getElementsByTagName(“p”);</text:p>
          </table:table-cell>
        </table:table-row>
        <table:table-row>
          <table:table-cell table:style-name="Tabla1.A2" office:value-type="string">
            <text:p text:style-name="P2">… <text:span text:style-name="T1">a la primera tabla de mi página</text:span></text:p>
          </table:table-cell>
          <table:table-cell table:style-name="Tabla1.B2" office:value-type="string">
            <text:p text:style-name="P3">Document.getElementsByTagName(“table”)[0];</text:p>
          </table:table-cell>
        </table:table-row>
        <table:table-row>
          <table:table-cell table:style-name="Tabla1.A2" office:value-type="string">
            <text:p text:style-name="P2">… <text:span text:style-name="T2">a todas las imágenes del section</text:span></text:p>
          </table:table-cell>
          <table:table-cell table:style-name="Tabla1.B2" office:value-type="string">
            <text:p text:style-name="P3">Document.getElementsByTagName(“section”)<text:span text:style-name="T6">[0]</text:span>.<text:span text:style-name="T5">getElementsByTagName(“img”)</text:span>;</text:p>
          </table:table-cell>
        </table:table-row>
        <table:table-row>
          <table:table-cell table:style-name="Tabla1.A2" office:value-type="string">
            <text:p text:style-name="P2">… <text:span text:style-name="T2">a la primera imagen dentro de un div cuya id es zonafotos</text:span></text:p>
          </table:table-cell>
          <table:table-cell table:style-name="Tabla1.B2" office:value-type="string">
            <text:p text:style-name="P4">Document.getElementById(“zonafotos”).<text:span text:style-name="T3">document.getElementsByTagName(“img”)</text:span><text:span text:style-name="T7">[0]</text:span><text:span text:style-name="T3">;</text:span></text:p>
          </table:table-cell>
        </table:table-row>
        <table:table-row table:style-name="Tabla1.7">
          <table:table-cell table:style-name="Tabla1.A2" office:value-type="string">
            <text:p text:style-name="P2">… <text:span text:style-name="T2">al tercer enlace del footer</text:span></text:p>
          </table:table-cell>
          <table:table-cell table:style-name="Tabla1.B2" office:value-type="string">
            <text:p text:style-name="P5">Document.getElementsByTagName(“footer”).document.getElementsByTagName(“a”)[2]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8:35:05.434000000</meta:creation-date>
    <dc:date>2020-10-08T15:39:54.240000000</dc:date>
    <meta:editing-duration>PT43M40S</meta:editing-duration>
    <meta:editing-cycles>13</meta:editing-cycles>
    <meta:generator>LibreOffice/6.4.5.2$Windows_X86_64 LibreOffice_project/a726b36747cf2001e06b58ad5db1aa3a9a1872d6</meta:generator>
    <meta:document-statistic meta:table-count="1" meta:image-count="0" meta:object-count="0" meta:page-count="1" meta:paragraph-count="23" meta:word-count="167" meta:character-count="1213" meta:non-whitespace-character-count="1069"/>
  </office:meta>
</office:document-meta>
</file>